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actura</text:p>
          </table:table-cell>
          <table:table-cell office:value-type="string" calcext:value-type="string">
            <text:p>codigo articulo</text:p>
          </table:table-cell>
          <table:table-cell office:value-type="string" calcext:value-type="string">
            <text:p>cantidad vendida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monto x factura</text:p>
          </table:table-cell>
          <table:table-cell/>
          <table:table-cell office:value-type="string" calcext:value-type="string">
            <text:p>artc</text:p>
          </table:table-cell>
          <table:table-cell office:value-type="string" calcext:value-type="string">
            <text:p>porcentual sobre el tot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C2]*[.D2]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.E2]+[.E6])*100/[.E7]" office:value-type="float" office:value="31.5789473684211" calcext:value-type="float">
            <text:p>31.58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C3]*[.D3]" office:value-type="float" office:value="400" calcext:value-type="float">
            <text:p>4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[.E3]*100/[.$E7]" office:value-type="float" office:value="21.0526315789474" calcext:value-type="float">
            <text:p>21.0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C4]*[.D4]" office:value-type="float" office:value="300" calcext:value-type="float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table:formula="of:=[.E4]*100/[.E$7]" office:value-type="float" office:value="15.7894736842105" calcext:value-type="float">
            <text:p>15.7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C5]*[.D5]" office:value-type="float" office:value="600" calcext:value-type="float">
            <text:p>6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table:formula="of:=[.E5]*100/[.E$7]" office:value-type="float" office:value="31.5789473684211" calcext:value-type="float">
            <text:p>31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6]*[.D6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6])" office:value-type="float" office:value="17" calcext:value-type="float">
            <text:p>17</text:p>
          </table:table-cell>
          <table:table-cell/>
          <table:table-cell table:style-name="ce1" table:formula="of:=SUM([.E2:.E6])" office:value-type="float" office:value="1900" calcext:value-type="float">
            <text:p>1900</text:p>
          </table:table-cell>
          <table:table-cell table:style-name="ce1" office:value-type="string" calcext:value-type="string">
            <text:p>total facturas</text:p>
          </table:table-cell>
          <table:table-cell office:value-type="string" calcext:value-type="string">
            <text:p>total porcentual</text:p>
          </table:table-cell>
          <table:table-cell table:formula="of:=SUM([.H2:.H5])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 facturas emiti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factura por articulo salvo el articulo 1 que tiene 2</text:p>
          </table:table-cell>
          <table:table-cell table:number-columns-repeated="3"/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 articulos total vendidos</text:p>
          </table:table-cell>
          <table:table-cell table:number-columns-repeated="3"/>
          <table:table-cell table:formula="of:=1900/5"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 se vendio el articulo 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6T15:25:03.868471373</dc:date>
    <meta:editing-duration>PT43M13S</meta:editing-duration>
    <meta:editing-cycles>1</meta:editing-cycles>
    <meta:document-statistic meta:table-count="1" meta:cell-count="51" meta:object-count="0"/>
    <meta:generator>LibreOffice/7.4.7.2$Linux_X86_64 LibreOffice_project/40$Build-2</meta:generator>
  </office:meta>
</office:document-meta>
</file>